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comp with Futaba Clicky Plate Spring swit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s Switch</text:p>
          </table:table-cell>
          <table:table-cell/>
          <table:table-cell office:value-type="string" calcext:value-type="string">
            <text:p>Row 19</text:p>
          </table:table-cell>
          <table:table-cell office:value-type="string" calcext:value-type="string">
            <text:p>Column 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nt Scre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oll Loc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ld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s Loc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?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ctr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 U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/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*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-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+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00-00-00</text:date>, <text:time style:data-style-name="N2" text:time-value="15:02:08.56354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21:10:49.302814867</meta:creation-date>
    <dc:date>2021-05-30T03:21:06.359223905</dc:date>
    <meta:editing-duration>P1DT12H43M11S</meta:editing-duration>
    <meta:editing-cycles>13</meta:editing-cycles>
    <meta:generator>LibreOffice/7.1.3.2$Linux_X86_64 LibreOffice_project/10$Build-2</meta:generator>
    <meta:document-statistic meta:table-count="1" meta:cell-count="307" meta:object-count="0"/>
  </office:meta>
</office:document-meta>
</file>